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0c46"/>
    </style:style>
    <style:style style:name="T1" style:family="text">
      <style:text-properties officeooo:rsid="00010c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a mundo! </text:span></text:p>
      <text:p text:style-name="P1"><text:span text:style-name="T1"/></text:p>
      <text:p text:style-name="P1"><text:span text:style-name="T1">Isto é um test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4-02-05T09:11:26</meta:creation-date>
    <dc:date>2014-02-05T09:12:00</dc:date>
    <dc:creator>System User</dc:creator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27" meta:non-whitespace-character-count="22"/>
    <meta:generator>LibreOffice/3.6$Linux_x86 LibreOffice_project/360m1$Build-2</meta:generator>
  </office:meta>
</office:document-meta>
</file>